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Notificacion Ges</text:title></text:p>
      <text:p text:style-name="OrgTitle"/>
      <text:p text:style-name="OrgSubtitle"><text:initial-creator>Pedro Bustos &lt;pedro.bustos@andessalud.cl&gt;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ef51f6">1. Cambios notificacion GES</text:a></text:p>
          <text:p text:style-name="Contents_20_2"><text:a xlink:type="simple" xlink:href="#org1a9efc3">1.1. Glosario</text:a></text:p>
          <text:p text:style-name="Contents_20_2"><text:a xlink:type="simple" xlink:href="#org1b0601b">1.2. Requerimiento restriccion patologia <text:span text:style-name="OrgCode">[2/2]</text:span></text:a></text:p>
          <text:p text:style-name="Contents_20_3"><text:a xlink:type="simple" xlink:href="#orgc696e52">1.2.1. Lista de cambios</text:a></text:p>
          <text:p text:style-name="Contents_20_2"><text:a xlink:type="simple" xlink:href="#org59c830f">1.3. Requerimiento Notificacion GES <text:span text:style-name="OrgCode">[2/2]</text:span></text:a></text:p>
          <text:p text:style-name="Contents_20_3"><text:a xlink:type="simple" xlink:href="#org61559fa">1.3.1. Lista de cambios</text:a></text:p>
          <text:p text:style-name="Contents_20_2"><text:a xlink:type="simple" xlink:href="#orgf0b6a77">1.4. Requerimiento Gestion GES <text:span text:style-name="OrgCode">[4/4]</text:span></text:a></text:p>
          <text:p text:style-name="Contents_20_3"><text:a xlink:type="simple" xlink:href="#org9dfc9b9">1.4.1. Lista de cambios</text:a></text:p>
        </text:index-body>
      </text:table-of-content>
      <text:h text:style-name="Heading_20_1" text:outline-level="1" text:is-list-header="false">
<text:bookmark-start text:name="OrgXref.org1ef51f6"/>
<text:bookmark text:name="org1ef51f6"/>Cambios notificacion GES
<text:bookmark-end text:name="OrgXref.org1ef51f6"/></text:h>
      <text:h text:style-name="Heading_20_2" text:outline-level="2" text:is-list-header="false">
<text:bookmark-start text:name="OrgXref.org1a9efc3"/>
<text:bookmark text:name="org1a9efc3"/>Glosario
<text:bookmark-end text:name="OrgXref.org1a9efc3"/></text:h>
      <text:p text:style-name="Text_20_body">M = Modificado C = Creado E = Eliminado
</text:p>
      <text:h text:style-name="Heading_20_2" text:outline-level="2" text:is-list-header="false">
<text:bookmark-start text:name="OrgXref.org1b0601b"/>
<text:bookmark text:name="org1b0601b"/>Requerimiento restriccion patologia <text:span text:style-name="OrgCode">[2/2]</text:span>
<text:bookmark-end text:name="OrgXref.org1b0601b"/></text:h>
      <text:list text:style-name="OrgBulletedList" text:continue-numbering="false">
        <text:list-item>
          <text:p text:style-name="Text_20_body"><text:span text:style-name="OrgCode">[✓] </text:span>Se debe eliminar restricción para notificar dos problemas de salud iguales en la misma atención
</text:p>
        </text:list-item>
        <text:list-item>
          <text:p text:style-name="Text_20_body"><text:span text:style-name="OrgCode">[✓] </text:span>Se detecta error al cambiar de notificaciones, corregir
</text:p>
        </text:list-item>
      </text:list>
      <text:h text:style-name="Heading_20_3" text:outline-level="3" text:is-list-header="false">
<text:bookmark-start text:name="OrgXref.orgc696e52"/>
<text:bookmark text:name="orgc696e52"/>Lista de cambios
<text:bookmark-end text:name="OrgXref.orgc696e52"/></text:h>
      <text:list text:style-name="OrgBulletedList" text:continue-numbering="false">
        <text:list-item>
          <text:p text:style-name="Text_20_body">WEB
</text:p>
          <text:list text:style-name="OrgBulletedList" text:continue-numbering="true">
            <text:list-item>
              <text:p text:style-name="Text_20_body">ComponentesDistribuidos
</text:p>
              <text:list text:style-name="OrgBulletedList" text:continue-numbering="true">
                <text:list-item>
                  <text:p text:style-name="Text_20_body">NotificacionGes.vue M
</text:p>
                </text:list-item>
              </text:list>
            </text:list-item>
          </text:list>
        </text:list-item>
        <text:list-item>
          <text:p text:style-name="Text_20_body">GIT
</text:p>
          <text:list text:style-name="OrgBulletedList" text:continue-numbering="true">
            <text:list-item>
              <text:p text:style-name="Text_20_body">feature-retirar-restriccion-ges C (desde master)
</text:p>
            </text:list-item>
          </text:list>
        </text:list-item>
      </text:list>
      <text:h text:style-name="Heading_20_2" text:outline-level="2" text:is-list-header="false">
<text:bookmark-start text:name="OrgXref.org59c830f"/>
<text:bookmark text:name="org59c830f"/>Requerimiento Notificacion GES <text:span text:style-name="OrgCode">[2/2]</text:span>
<text:bookmark-end text:name="OrgXref.org59c830f"/></text:h>
      <text:list text:style-name="OrgBulletedList" text:continue-numbering="false">
        <text:list-item>
          <text:p text:style-name="Text_20_body"><text:span text:style-name="OrgCode">[✓] </text:span>Se debe crear tabla NOTIFICACION_PATOLOGIA_GES
</text:p>
        </text:list-item>
        <text:list-item>
          <text:p text:style-name="Text_20_body"><text:span text:style-name="OrgCode">[✓] </text:span>Se debe modificar todo sp correspondiente para usar nueva tabla
</text:p>
        </text:list-item>
      </text:list>
      <text:h text:style-name="Heading_20_3" text:outline-level="3" text:is-list-header="false">
<text:bookmark-start text:name="OrgXref.org61559fa"/>
<text:bookmark text:name="org61559fa"/>Lista de cambios
<text:bookmark-end text:name="OrgXref.org61559fa"/></text:h>
      <text:list text:style-name="OrgBulletedList" text:continue-numbering="false">
        <text:list-item>
          <text:p text:style-name="Text_20_body">DB
</text:p>
          <text:list text:style-name="OrgBulletedList" text:continue-numbering="true">
            <text:list-item>
              <text:p text:style-name="Text_20_body">CREATE TABLE NOTIFICACION_PATOLOGIA_GES   C
</text:p>
            </text:list-item>
            <text:list-item>
              <text:p text:style-name="Text_20_body">INSERT NOTIFICACION_PATOLOGIA_GES   SELECT FROM NOTIFICACION_GES   C
</text:p>
            </text:list-item>
            <text:list-item>
              <text:p text:style-name="Text_20_body">spu_fcu_eliminar_notificacion_ges   M
</text:p>
            </text:list-item>
            <text:list-item>
              <text:p text:style-name="Text_20_body">spu_fcu_guardar_notificacion_ges   M
</text:p>
            </text:list-item>
            <text:list-item>
              <text:p text:style-name="Text_20_body">spu_fcu_inf_constancia_ges   M
</text:p>
            </text:list-item>
            <text:list-item>
              <text:p text:style-name="Text_20_body">spu_fcu_listar_notificaciones   M
</text:p>
            </text:list-item>
            <text:list-item>
              <text:p text:style-name="Text_20_body">spu_fcu_obtener_notificacion_ges   M
</text:p>
            </text:list-item>
          </text:list>
        </text:list-item>
      </text:list>
      <text:h text:style-name="Heading_20_2" text:outline-level="2" text:is-list-header="false">
<text:bookmark-start text:name="OrgXref.orgf0b6a77"/>
<text:bookmark text:name="orgf0b6a77"/>Requerimiento Gestion GES <text:span text:style-name="OrgCode">[4/4]</text:span>
<text:bookmark-end text:name="OrgXref.orgf0b6a77"/></text:h>
      <text:list text:style-name="OrgBulletedList" text:continue-numbering="false">
        <text:list-item>
          <text:p text:style-name="Text_20_body"><text:span text:style-name="OrgCode">[✓] </text:span>Crear vista para gestionar notificaciones GES <text:span text:style-name="OrgCode">[3/3]</text:span>
</text:p>
          <text:list text:style-name="OrgBulletedList" text:continue-numbering="true">
            <text:list-item>
              <text:p text:style-name="Text_20_body"><text:span text:style-name="OrgCode">[✓] </text:span>En ambulatorio crear rama feature desde rama master
</text:p>
            </text:list-item>
            <text:list-item>
              <text:p text:style-name="Text_20_body"><text:span text:style-name="OrgCode">[✓] </text:span>En urgencia crear rama feature desde rama QA
</text:p>
            </text:list-item>
            <text:list-item>
              <text:p text:style-name="Text_20_body"><text:span text:style-name="OrgCode">[✓] </text:span>En Clinica crear rama feature desde rama QA
</text:p>
            </text:list-item>
          </text:list>
        </text:list-item>
        <text:list-item>
          <text:p text:style-name="Text_20_body"><text:span text:style-name="OrgCode">[✓] </text:span>La vista debe tener una tabla con lista de pacientes notificados el ultimo mes por defecto
</text:p>
        </text:list-item>
        <text:list-item>
          <text:p text:style-name="Text_20_body"><text:span text:style-name="OrgCode">[✓] </text:span>Se debe filtrar por rut del paciente y fecha
</text:p>
        </text:list-item>
        <text:list-item>
          <text:p text:style-name="Text_20_body"><text:span text:style-name="OrgCode">[✓] </text:span>Se debe filtrar por rut prestador
</text:p>
        </text:list-item>
      </text:lis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">
                <text:p text:style-name="OrgTableHeadingLeft">Buscar</text:p>
              </table:table-cell>
              <table:table-cell table:style-name="OrgTblCellT">
                <text:p text:style-name="OrgTableHeadingLeft">Por Rut paciente</text:p>
              </table:table-cell>
              <table:table-cell table:style-name="OrgTblCellT">
                <text:p text:style-name="OrgTableHeadingLeft">Por Fecha</text:p>
              </table:table-cell>
              <table:table-cell table:style-name="OrgTblCellT">
                <text:p text:style-name="OrgTableHeadingLeft">Por Rut Y Fecha</text:p>
              </table:table-cell>
              <table:table-cell table:style-name="OrgTblCellT">
                <text:p text:style-name="OrgTableHeadingLeft"/>
              </table:table-cell>
              <table:table-cell table:style-name="OrgTblCellT">
                <text:p text:style-name="OrgTableHeadingLeft"/>
              </table:table-cell>
              <table:table-cell table:style-name="OrgTblCellT">
                <text:p text:style-name="OrgTableHeadingLeft"/>
              </table:table-cell>
              <table:table-cell table:style-name="OrgTblCellT">
                <text:p text:style-name="OrgTableHeadingLeft"/>
              </table:table-cell>
              <table:table-cell table:style-name="OrgTblCellT">
                <text:p text:style-name="OrgTableHeadingLeft"/>
              </table:table-cell>
            </table:table-row>
            <table:table-row>
              <table:table-cell table:style-name="OrgTblCellB">
                <text:p text:style-name="OrgTableHeadingLeft">Flitrar</text:p>
              </table:table-cell>
              <table:table-cell table:style-name="OrgTblCellB">
                <text:p text:style-name="OrgTableHeadingLeft">Por Rut Prestador</text:p>
              </table:table-cell>
              <table:table-cell table:style-name="OrgTblCellB">
                <text:p text:style-name="OrgTableHeadingLeft"/>
              </table:table-cell>
              <table:table-cell table:style-name="OrgTblCellB">
                <text:p text:style-name="OrgTableHeadingLeft"/>
              </table:table-cell>
              <table:table-cell table:style-name="OrgTblCellB">
                <text:p text:style-name="OrgTableHeadingLeft"/>
              </table:table-cell>
              <table:table-cell table:style-name="OrgTblCellB">
                <text:p text:style-name="OrgTableHeadingLeft"/>
              </table:table-cell>
              <table:table-cell table:style-name="OrgTblCellB">
                <text:p text:style-name="OrgTableHeadingLeft"/>
              </table:table-cell>
              <table:table-cell table:style-name="OrgTblCellB">
                <text:p text:style-name="OrgTableHeadingLeft"/>
              </table:table-cell>
              <table:table-cell table:style-name="OrgTblCell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Rut</text:p>
              </table:table-cell>
              <table:table-cell table:style-name="OrgTblCellTB">
                <text:p text:style-name="OrgTableContentsLeft">Paciente</text:p>
              </table:table-cell>
              <table:table-cell table:style-name="OrgTblCellTB">
                <text:p text:style-name="OrgTableContentsLeft">Ficha</text:p>
              </table:table-cell>
              <table:table-cell table:style-name="OrgTblCellTB">
                <text:p text:style-name="OrgTableContentsLeft">Ingreso</text:p>
              </table:table-cell>
              <table:table-cell table:style-name="OrgTblCellTB">
                <text:p text:style-name="OrgTableContentsLeft">Fecha Notificacion</text:p>
              </table:table-cell>
              <table:table-cell table:style-name="OrgTblCellTB">
                <text:p text:style-name="OrgTableContentsLeft">Diagnostico</text:p>
              </table:table-cell>
              <table:table-cell table:style-name="OrgTblCellTB">
                <text:p text:style-name="OrgTableContentsLeft">Patologia</text:p>
              </table:table-cell>
              <table:table-cell table:style-name="OrgTblCellTB">
                <text:p text:style-name="OrgTableContentsLeft">Medico</text:p>
              </table:table-cell>
              <table:table-cell table:style-name="OrgTblCellTB">
                <text:p text:style-name="OrgTableContentsLeft">Imprimir (Boton)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9dfc9b9"/>
<text:bookmark text:name="org9dfc9b9"/>Lista de cambios
<text:bookmark-end text:name="OrgXref.org9dfc9b9"/></text:h>
      <text:list text:style-name="OrgBulletedList" text:continue-numbering="false">
        <text:list-item>
          <text:p text:style-name="Text_20_body">WEB
</text:p>
          <text:list text:style-name="OrgBulletedList" text:continue-numbering="true">
            <text:list-item>
              <text:p text:style-name="Text_20_body">Clinica
</text:p>
              <text:list text:style-name="OrgBulletedList" text:continue-numbering="true">
                <text:list-item>
                  <text:p text:style-name="Text_20_body">gestion-ges C
</text:p>
                </text:list-item>
                <text:list-item>
                  <text:p text:style-name="Text_20_body">helper/global M
</text:p>
                </text:list-item>
                <text:list-item>
                  <text:p text:style-name="Text_20_body">routes M
</text:p>
                </text:list-item>
              </text:list>
            </text:list-item>
            <text:list-item>
              <text:p text:style-name="Text_20_body">Urgencia
</text:p>
              <text:list text:style-name="OrgBulletedList" text:continue-numbering="true">
                <text:list-item>
                  <text:p text:style-name="Text_20_body">gestion-ges C
</text:p>
                </text:list-item>
                <text:list-item>
                  <text:p text:style-name="Text_20_body">helper/global M
</text:p>
                </text:list-item>
                <text:list-item>
                  <text:p text:style-name="Text_20_body">routes M
</text:p>
                </text:list-item>
              </text:list>
            </text:list-item>
            <text:list-item>
              <text:p text:style-name="Text_20_body">Ambulatorio
</text:p>
              <text:list text:style-name="OrgBulletedList" text:continue-numbering="true">
                <text:list-item>
                  <text:p text:style-name="Text_20_body">gestion-ges C
</text:p>
                </text:list-item>
                <text:list-item>
                  <text:p text:style-name="Text_20_body">helper/global M
</text:p>
                </text:list-item>
                <text:list-item>
                  <text:p text:style-name="Text_20_body">routes M
</text:p>
                </text:list-item>
              </text:list>
            </text:list-item>
          </text:list>
        </text:list-item>
        <text:list-item>
          <text:p text:style-name="Text_20_body">API
</text:p>
          <text:list text:style-name="OrgBulletedList" text:continue-numbering="true">
            <text:list-item>
              <text:p text:style-name="Text_20_body">Global M
</text:p>
              <text:list text:style-name="OrgBulletedList" text:continue-numbering="true">
                <text:list-item>
                  <text:p text:style-name="Text_20_body">notificacionController M
</text:p>
                </text:list-item>
                <text:list-item>
                  <text:p text:style-name="Text_20_body">notificacionRepository M
</text:p>
                </text:list-item>
                <text:list-item>
                  <text:p text:style-name="Text_20_body">Common.Models M
</text:p>
                </text:list-item>
              </text:list>
            </text:list-item>
          </text:list>
        </text:list-item>
        <text:list-item>
          <text:p text:style-name="Text_20_body">DB
</text:p>
          <text:list text:style-name="OrgBulletedList" text:continue-numbering="true">
            <text:list-item>
              <text:p text:style-name="Text_20_body">INSERT INTO MENU para los tres proyectos M
</text:p>
            </text:list-item>
            <text:list-item>
              <text:p text:style-name="Text_20_body">spu_fce_ges_listar_notificaciones   C
</text:p>
            </text:list-item>
          </text:list>
        </text:list-item>
        <text:list-item>
          <text:p text:style-name="Text_20_body">GIT
</text:p>
          <text:list text:style-name="OrgBulletedList" text:continue-numbering="true">
            <text:list-item>
              <text:p text:style-name="Text_20_body">Clinica
</text:p>
              <text:list text:style-name="OrgBulletedList" text:continue-numbering="true">
                <text:list-item>
                  <text:p text:style-name="Text_20_body">feature-gestion-ges C (desde QA)
</text:p>
                </text:list-item>
              </text:list>
            </text:list-item>
            <text:list-item>
              <text:p text:style-name="Text_20_body">Urgencia
</text:p>
              <text:list text:style-name="OrgBulletedList" text:continue-numbering="true">
                <text:list-item>
                  <text:p text:style-name="Text_20_body">feature-gestion-ges C (desde QA)
</text:p>
                </text:list-item>
              </text:list>
            </text:list-item>
            <text:list-item>
              <text:p text:style-name="Text_20_body">Ambulatorio
</text:p>
              <text:list text:style-name="OrgBulletedList" text:continue-numbering="true">
                <text:list-item>
                  <text:p text:style-name="Text_20_body">feature-gestion-ges C (desde master)
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dro Bustos &lt;pedro.bustos@andessalud.cl&gt;</dc:creator>
    <meta:initial-creator>Pedro Bustos &lt;pedro.bustos@andessalud.cl&gt;</meta:initial-creator>
    <dc:date>2023-05-23T12:07:58</dc:date>
    <meta:creation-date>2023-05-23T12:07:58</meta:creation-date>
    <meta:generator>Emacs 27.1 (Org mode 9.6.1)</meta:generator>
    <meta:keyword/>
    <dc:subject/>
    <dc:title>Notificacion Ges</dc:title>
  </office:meta>
</office:document-meta>
</file>